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13.3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a798" officeooo:paragraph-rsid="0010a79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a798" officeooo:paragraph-rsid="0010a798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29452" officeooo:paragraph-rsid="00129452"/>
    </style:style>
    <style:style style:name="P4" style:family="paragraph" style:parent-style-name="Table_20_Contents">
      <style:paragraph-properties fo:text-align="center" style:justify-single-word="false"/>
      <style:text-properties officeooo:rsid="0016c8d8" officeooo:paragraph-rsid="0016c8d8"/>
    </style:style>
    <style:style style:name="P5" style:family="paragraph" style:parent-style-name="Table_20_Contents">
      <style:paragraph-properties fo:text-align="justify" style:justify-single-word="false"/>
      <style:text-properties officeooo:rsid="0016c8d8" officeooo:paragraph-rsid="0016c8d8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6c8d8" officeooo:paragraph-rsid="0016c8d8" style:font-weight-asian="bold" style:font-weight-complex="bold"/>
    </style:style>
    <style:style style:name="P7" style:family="paragraph" style:parent-style-name="Standard" style:list-style-name="L1">
      <style:text-properties officeooo:rsid="00129452" officeooo:paragraph-rsid="00129452"/>
    </style:style>
    <style:style style:name="P8" style:family="paragraph" style:parent-style-name="Standard" style:list-style-name="L1">
      <style:text-properties officeooo:rsid="002706da" officeooo:paragraph-rsid="002706da"/>
    </style:style>
    <style:style style:name="P9" style:family="paragraph" style:parent-style-name="Standard" style:list-style-name="L1">
      <style:text-properties officeooo:rsid="002e0301" officeooo:paragraph-rsid="002e03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 – Unidade 1 – Introdução a Projetos de Software</text:p>
      <text:p text:style-name="P1"/>
      <text:p text:style-name="P3"><text:span text:style-name="T2">Aluno:</text:span> <text:s/>Lucas Lage e Silva </text:p>
      <text:p text:style-name="P3"/>
      <text:p text:style-name="P3"><text:span text:style-name="T1">Data:</text:span> 19/08/2022</text:p>
      <text:p text:style-name="P3"/>
      <text:list xml:id="list3030494631" text:style-name="L1">
        <text:list-item>
          <text:p text:style-name="P7"/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row table:style-name="TableLine94785915076160">
          <table:table-cell table:style-name="Table1.A1" office:value-type="string">
            <text:p text:style-name="P6">Princípio</text:p>
          </table:table-cell>
          <table:table-cell table:style-name="Table1.B1" office:value-type="string">
            <text:p text:style-name="P6">Descrição</text:p>
          </table:table-cell>
        </table:table-row>
        <table:table-row table:style-name="TableLine94785915139264">
          <table:table-cell table:style-name="Table1.A2" office:value-type="string">
            <text:p text:style-name="P4">Ocultação de Informação</text:p>
          </table:table-cell>
          <table:table-cell table:style-name="Table1.B2" office:value-type="string">
            <text:p text:style-name="P5">Sugere que cada módulo deve conter decisões de projeto que ele não precisa mostrar aos outros módulos.</text:p>
          </table:table-cell>
        </table:table-row>
        <table:table-row table:style-name="TableLine94785915140448">
          <table:table-cell table:style-name="Table1.A2" office:value-type="string">
            <text:p text:style-name="P4">Abstração</text:p>
          </table:table-cell>
          <table:table-cell table:style-name="Table1.B2" office:value-type="string">
            <text:p text:style-name="P5">Permite que nos concentremos no problema em algum nível de generalização sem considerar detalhes.</text:p>
          </table:table-cell>
        </table:table-row>
        <table:table-row table:style-name="TableLine94785915140976">
          <table:table-cell table:style-name="Table1.A2" office:value-type="string">
            <text:p text:style-name="P4">Padrão</text:p>
          </table:table-cell>
          <table:table-cell table:style-name="Table1.B2" office:value-type="string">
            <text:p text:style-name="P5">Parte de um conhecimento consolidado já existente que transmite a essência de uma solução comprovada para um problema recorrente em certo contexto.</text:p>
          </table:table-cell>
        </table:table-row>
        <table:table-row table:style-name="TableLine94785915141776">
          <table:table-cell table:style-name="Table1.A2" office:value-type="string">
            <text:p text:style-name="P4">Modularização</text:p>
          </table:table-cell>
          <table:table-cell table:style-name="Table1.B2" office:value-type="string">
            <text:p text:style-name="P5">Permite que um sistema complexo seja compreendido a mente humana não consegue lidar com toda a complexidade dos sistemas de uma só vez. <text:s/></text:p>
          </table:table-cell>
        </table:table-row>
        <table:table-row table:style-name="TableLine94785915142576">
          <table:table-cell table:style-name="Table1.A2" office:value-type="string">
            <text:p text:style-name="P4">Refinamento</text:p>
          </table:table-cell>
          <table:table-cell table:style-name="Table1.B2" office:value-type="string">
            <text:p text:style-name="P5">Permite chegar a uma descrição em linguagem de programação, por exemplo, partindo de uma em linguagem natural e refinando-a em sucessivas iterações.</text:p>
          </table:table-cell>
        </table:table-row>
      </table:table>
      <text:p text:style-name="P3"/>
      <text:list xml:id="list105703013835327" text:continue-numbering="true" text:style-name="L1">
        <text:list-item>
          <text:p text:style-name="P8">Responsabilidade única, esse metódo realiza mais de uma operação ao mesmo tempo (gera data de contratação e imprime ela).</text:p>
          <text:p text:style-name="P8"/>
        </text:list-item>
        <text:list-item>
          <text:p text:style-name="P9">Feriu o princípio de demeter pois esse método chama vários métodos de outros objetos <text:s/>para realizar sua açã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9T08:21:26.795074776</meta:creation-date>
    <dc:date>2022-08-22T10:55:17.977648870</dc:date>
    <meta:editing-duration>PT30M32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1" meta:paragraph-count="18" meta:word-count="162" meta:character-count="1047" meta:non-whitespace-character-count="898"/>
  </office:meta>
</office:document-meta>
</file>